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8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9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0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11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2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13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officeooo:paragraph-rsid="001435a1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5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6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4a57e" fo:background-color="transparent" style:font-size-asian="14pt" style:font-weight-asian="bold" style:font-name-complex="Garamond" style:font-size-complex="16pt" style:font-weight-complex="bold"/>
    </style:style>
    <style:style style:name="P17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6c74a" fo:background-color="transparent" style:font-size-asian="14pt" style:font-weight-asian="bold" style:font-name-complex="Garamond" style:font-size-complex="16pt" style:font-weight-complex="bold"/>
    </style:style>
    <style:style style:name="P18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0ee337" officeooo:paragraph-rsid="000ee337" fo:background-color="transparent" style:font-size-asian="10.5pt" style:font-weight-asian="normal" style:font-name-complex="Garamond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5fb4e" officeooo:paragraph-rsid="0015fb4e" fo:background-color="transparent" style:font-size-asian="10.5pt" style:font-weight-asian="normal" style:font-name-complex="Garamond" style:font-size-complex="12pt" style:font-weight-complex="normal"/>
    </style:style>
    <style:style style:name="P20" style:family="paragraph" style:parent-style-name="Standard" style:list-style-name="L4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21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6618" officeooo:paragraph-rsid="00174ab3" fo:background-color="transparent" style:font-size-asian="10.5pt" style:font-weight-asian="normal" style:font-name-complex="Garamond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23" style:family="paragraph" style:parent-style-name="Standard" style:list-style-name="L3">
      <style:paragraph-properties fo:line-height="100%" fo:text-align="justify" style:justify-single-word="false" style:writing-mode="lr-tb"/>
      <style:text-properties officeooo:rsid="001435a1" officeooo:paragraph-rsid="001435a1"/>
    </style:style>
    <style:style style:name="P24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25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26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P27" style:family="paragraph" style:parent-style-name="Standard" style:list-style-name="L2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28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6618" officeooo:paragraph-rsid="00146618" fo:background-color="transparent" style:font-size-asian="14pt" style:font-weight-asian="bold" style:font-name-complex="Garamond" style:font-size-complex="16pt" style:font-weight-complex="bold"/>
    </style:style>
    <style:style style:name="P29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2pt" style:text-underline-style="none" fo:font-weight="normal" officeooo:rsid="00146618" officeooo:paragraph-rsid="00174ab3" fo:background-color="transparent" style:font-size-asian="10.5pt" style:font-weight-asian="normal" style:font-name-complex="Garamond" style:font-size-complex="12pt" style:font-weight-complex="normal"/>
    </style:style>
    <style:style style:name="P30" style:family="paragraph" style:parent-style-name="Standard">
      <style:paragraph-properties fo:margin-left="2.701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a57e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a57e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32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2pt" style:text-underline-style="none" fo:font-weight="normal" officeooo:rsid="0016c74a" officeooo:paragraph-rsid="0016c74a" fo:background-color="transparent" style:font-size-asian="10.5pt" style:font-weight-asian="normal" style:font-name-complex="Garamond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435a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4a57e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87e9c" style:font-weight-asian="bold" style:font-weight-complex="bold"/>
    </style:style>
    <style:style style:name="T13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none" fo:font-weight="normal" officeooo:rsid="001435a1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none" fo:font-weight="normal" officeooo:rsid="0015dfc2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1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2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3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4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5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6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style:style style:name="T27" style:family="text">
      <style:text-properties style:font-name="Garamond" fo:font-size="12pt" style:text-underline-style="solid" style:text-underline-width="auto" style:text-underline-color="font-color" fo:font-weight="bold" officeooo:rsid="001435a1" fo:background-color="transparent" loext:char-shading-value="0" style:font-size-asian="10.5pt" style:font-weight-asian="bold" style:font-name-complex="Garamond" style:font-size-complex="12pt" style:font-weight-complex="bold"/>
    </style:style>
    <style:style style:name="T28" style:family="text">
      <style:text-properties style:font-name="Garamond" fo:font-size="16pt" style:text-underline-style="solid" style:text-underline-width="auto" style:text-underline-color="font-color" fo:font-weight="bold" fo:background-color="transparent" loext:char-shading-value="0" style:font-size-asian="14pt" style:font-weight-asian="bold" style:font-name-complex="Garamond" style:font-size-complex="16pt" style:font-weight-complex="bold"/>
    </style:style>
    <style:style style:name="T29" style:family="text">
      <style:text-properties officeooo:rsid="001435a1"/>
    </style:style>
    <style:style style:name="T30" style:family="text">
      <style:text-properties officeooo:rsid="0015dfc2"/>
    </style:style>
    <style:style style:name="T31" style:family="text">
      <style:text-properties officeooo:rsid="0016c7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p text:style-name="P1"><text:s/></text:p>
      <text:h text:style-name="P7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1823900321501602439" text:style-name="L1">
        <text:list-item>
          <text:p text:style-name="P15"><text:soft-page-break/>arm_data_processing_shift:</text:p>
          <text:p text:style-name="P24">Implantation du fichier <text:span text:style-name="T9">exampleDataProcessing.s</text:span> contenant:</text:p>
        </text:list-item>
      </text:list>
      <text:list xml:id="list6904907626383729354" text:style-name="L2">
        <text:list-item>
          <text:p text:style-name="P27"><text:span text:style-name="T14">Le test de chaque instruction de calcul (</text:span><text:span text:style-name="T17">ADD, SUB, MOV, ...</text:span><text:span text:style-name="T14">) simple de type </text:span><text:span text:style-name="T22">op r0, r1</text:span><text:span text:style-name="T14"> ou: r0 est le registre </text:span><text:span text:style-name="T15">destination</text:span><text:span text:style-name="T14"> </text:span><text:span text:style-name="T15">et operande 0 et r1 est le registre operande 1 (ou immediat): </text:span><text:span text:style-name="T24">4</text:span><text:span text:style-name="T23">cas</text:span><text:span text:style-name="T15">.</text:span></text:p>
        </text:list-item>
        <text:list-item>
          <text:p text:style-name="P22"><text:span text:style-name="T13">Le test de 2 </text:span><text:span text:style-name="T16">des </text:span><text:span text:style-name="T13">operations précedente</text:span><text:span text:style-name="T16">s</text:span><text:span text:style-name="T13"> (ADD et SUB) <text:s/>avec une operation arithmétique: </text:span><text:span text:style-name="T21">op r0, r1, r2, ari </text:span><text:span text:style-name="T24">r3</text:span><text:span text:style-name="T16"> </text:span><text:span text:style-name="T13"><text:s/></text:span><text:span text:style-name="T16">ou r3 est un registre ou un immediat: </text:span><text:span text:style-name="T24">9 cas</text:span><text:span text:style-name="T16">.</text:span></text:p>
        </text:list-item>
        <text:list-item>
          <text:p text:style-name="P18">Le test des fonctions de test (TST, TEQ, …)</text:p>
        </text:list-item>
        <text:list-item>
          <text:p text:style-name="P19">Test de la fonctionalité du coprocesseur ajoutée: MUL</text:p>
        </text:list-item>
      </text:list>
      <text:p text:style-name="P8"/>
      <text:p text:style-name="P26"><text:span text:style-name="T13">Implantation du fichier <text:s/></text:span><text:span text:style-name="T26">exampleDataProcessing</text:span><text:span text:style-name="T25">Save</text:span><text:span text:style-name="T26">.s</text:span><text:span text:style-name="T14"> </text:span><text:span text:style-name="T13">qui reprend les test</text:span><text:span text:style-name="T20">s</text:span><text:span text:style-name="T13"> précédents en demandant au simulateur la modification du registre d'etat CPSR (</text:span><text:span text:style-name="T18">ADDS, SUBS, …</text:span><text:span text:style-name="T13">)</text:span></text:p>
      <text:list xml:id="list8269392181320229389" text:style-name="L3">
        <text:list-header>
          <text:p text:style-name="P23"/>
        </text:list-header>
        <text:list-item>
          <text:p text:style-name="P23"><text:span text:style-name="T28">arm_exception:</text:span></text:p>
        </text:list-item>
      </text:list>
      <text:p text:style-name="P13"><text:span text:style-name="T19">Implantation du fichier </text:span><text:span text:style-name="T27">exampleException.s</text:span><text:span text:style-name="T19"> contenant:</text:span></text:p>
      <text:p text:style-name="P10">L'ensemble des vecteurs d'exception chargé à des adresses de type: <text:s text:c="2"/>vectIntInterr + offset où:</text:p>
      <text:list xml:id="list2202849922815429519" text:style-name="L4">
        <text:list-item>
          <text:p text:style-name="P20">«vectInterr» est l'adresse réelle des vecteurs d'interruption dans un pr<text:span text:style-name="T30">o</text:span>cesseur ARM</text:p>
        </text:list-item>
        <text:list-item>
          <text:p text:style-name="P20">«offset» est le d<text:span text:style-name="T30">é</text:span>calage introduit pour pouvoir <text:span text:style-name="T30">é</text:span>crire nos vecteurs d'interruptions à des adresses accessible<text:span text:style-name="T30">s</text:span> en assembleur <text:s/>(0xFFC).</text:p>
        </text:list-item>
      </text:list>
      <text:p text:style-name="P9">Test de tous les types d'exceptions de mani<text:span text:style-name="T30">è</text:span>re individuel<text:span text:style-name="T30">les</text:span> (avec send irq).</text:p>
      <text:p text:style-name="P11">Puis test des exceptions de mani<text:span text:style-name="T30">è</text:span>re croisé<text:span text:style-name="T30">e</text:span>: Levée d'un<text:span text:style-name="T30">e</text:span> exception pendant le traitement d'une autre exception.</text:p>
      <text:p text:style-name="P11"/>
      <text:list xml:id="list3689649733812841997" text:style-name="L5">
        <text:list-item>
          <text:p text:style-name="P28">arm_branch_others:</text:p>
          <text:list>
            <text:list-header>
              <text:p text:style-name="P29"><text:span text:style-name="T29">Implantation du fichier </text:span><text:span text:style-name="T11">exampleMrsMsr.s </text:span><text:span text:style-name="T29">permettant de tester les instructions MSR immédiat et par un registre, MRS et BLX.</text:span></text:p>
            </text:list-header>
            <text:list-item>
              <text:p text:style-name="P21"/>
            </text:list-item>
          </text:list>
        </text:list-item>
        <text:list-item>
          <text:p text:style-name="P16">arm_load_store:</text:p>
        </text:list-item>
      </text:list>
      <text:p text:style-name="P12"><text:span text:style-name="T29">Implantation du fichier </text:span><text:span text:style-name="T10">example</text:span><text:span text:style-name="T11">LoadStore</text:span><text:span text:style-name="T10">.s</text:span><text:span text:style-name="T29"> contenant des tests simple. Une mise en mémoire de données précéde les tests, qui ont pour but de mettre en évidence le bon fonctionnement des Load/Store pré-incrémentés avec le registre d'adresse modifié ou non. Ce fichier permet le test des LDR, LDRB, LDRH et ainsi des stores correspondants.</text:span></text:p>
      <text:p text:style-name="P30">De plus, il test les LDM et STRM soit les load/store multiples avec une liste de registres.</text:p>
      <text:p text:style-name="P31"/>
      <text:list xml:id="list132637446339844" text:continue-numbering="true" text:style-name="L5">
        <text:list-item>
          <text:p text:style-name="P17">arm_<text:span text:style-name="T31">instruction</text:span>:</text:p>
          <text:list>
            <text:list-header>
              <text:p text:style-name="P32"><text:span text:style-name="T29">Implantation du fichier </text:span><text:span text:style-name="T11">exampleCondition.s</text:span> contenant un test de conditions (respectées et non respectées) ainsi que des branchement correspondants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13:26:35.677518023</dc:date>
    <dc:creator>ochiers </dc:creator>
    <meta:generator>LibreOffice/4.2.4.2$Linux_X86_64 LibreOffice_project/420m0$Build-2</meta:generator>
    <meta:editing-duration>PT55M9S</meta:editing-duration>
    <meta:editing-cycles>14</meta:editing-cycles>
    <meta:document-statistic meta:table-count="0" meta:image-count="0" meta:object-count="0" meta:page-count="2" meta:paragraph-count="33" meta:word-count="335" meta:character-count="2181" meta:non-whitespace-character-count="1882"/>
  </office:meta>
</office:document-meta>
</file>